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ira Code" svg:font-family="'Fira Code', 'Fira Mono', Menlo, Consolas, 'DejaVu Sans Mono',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amala Ramana" svg:font-family="'Syamala Raman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Segoe UI', Roboto, Oxygen, Ubuntu, Cantarell, 'Open Sans', 'Helvetica Neue', sans-serif"/>
  </office:font-face-decls>
  <office:automatic-styles>
    <style:style style:name="P1"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style>
    <style:style style:name="P2"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style>
    <style:style style:name="P3"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ab53"/>
    </style:style>
    <style:style style:name="P4"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style>
    <style:style style:name="P5"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6"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7"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8"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a8252"/>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6ca88"/>
    </style:style>
    <style:style style:name="P14"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style>
    <style:style style:name="P15"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1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style>
    <style:style style:name="P1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19"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0.25in"/>
        </style:tab-stops>
      </style:paragraph-properties>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21"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22" style:family="paragraph" style:parent-style-name="normal">
      <style:paragraph-properties fo:padding-left="0in" fo:padding-right="0in" fo:padding-top="0in" fo:padding-bottom="0.0138in" fo:border-left="none" fo:border-right="none" fo:border-top="none" fo:border-bottom="0.51pt solid #000000"/>
    </style:style>
    <style:style style:name="P2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24"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ccd5e0" loext:opacity="100%" style:font-name="apple-system" fo:font-size="14pt" fo:letter-spacing="normal" fo:font-style="normal" fo:font-weight="bold"/>
    </style:style>
    <style:style style:name="P25"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ccd5e0" loext:opacity="100%" style:font-name="apple-system" fo:font-size="14pt" fo:letter-spacing="normal" fo:font-style="normal" fo:font-weight="bold" officeooo:paragraph-rsid="0007a939"/>
    </style:style>
    <style:style style:name="P2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ccd5e0" loext:opacity="100%" style:font-name="apple-system" fo:font-size="14pt" fo:letter-spacing="normal" fo:font-style="normal" fo:font-weight="bold" officeooo:paragraph-rsid="0007ab53"/>
    </style:style>
    <style:style style:name="P27"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ccd5e0" loext:opacity="100%" style:font-name="apple-system" fo:font-size="14pt" fo:letter-spacing="normal" fo:font-style="normal" fo:font-weight="normal" officeooo:paragraph-rsid="0007a939"/>
    </style:style>
    <style:style style:name="P28"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ccd5e0" loext:opacity="100%" style:font-name="apple-system" fo:font-size="14pt" fo:letter-spacing="normal" fo:font-style="normal" fo:font-weight="normal" officeooo:rsid="000e5959" officeooo:paragraph-rsid="000e5959"/>
    </style:style>
    <style:style style:name="P29"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officeooo:rsid="0007035c" officeooo:paragraph-rsid="0007035c"/>
    </style:style>
    <style:style style:name="P30" style:family="paragraph" style:parent-style-name="normal">
      <style:paragraph-properties fo:padding-left="0in" fo:padding-right="0in" fo:padding-top="0in" fo:padding-bottom="0.0138in" fo:border-left="none" fo:border-right="none" fo:border-top="none" fo:border-bottom="0.51pt solid #000000"/>
      <style:text-properties officeooo:paragraph-rsid="0016ca88"/>
    </style:style>
    <style:style style:name="T1" style:family="text">
      <style:text-properties fo:font-variant="normal" fo:text-transform="none" fo:color="#000000" loext:opacity="100%" style:text-line-through-style="none" style:text-line-through-type="none" style:text-position="0% 100%" style:font-name="Times New Roman1" fo:font-size="24pt" fo:font-style="normal" style:text-underline-style="none" fo:font-weight="normal" fo:background-color="transparent" loext:char-shading-value="0" style:font-name-asian="Times New Roman2" style:font-size-asian="24pt" style:font-style-asian="normal" style:font-weight-asian="normal" style:font-name-complex="Times New Roman2" style:font-size-complex="24pt"/>
    </style:style>
    <style:style style:name="T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b53" fo:background-color="transparent" loext:char-shading-value="0" style:font-name-asian="Times New Roman2" style:font-size-asian="12pt" style:font-style-asian="normal" style:font-weight-asian="normal"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b53" fo:background-color="transparent" loext:char-shading-value="0" style:font-name-asian="Times New Roman2" style:font-size-asian="12pt" style:font-style-asian="normal" style:font-weight-asian="bold"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18"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19"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b53" fo:background-color="transparent" loext:char-shading-value="0" style:font-name-asian="Times New Roman2" style:font-size-asian="12pt" style:font-style-asian="italic" style:font-weight-asian="normal" style:font-name-complex="Times New Roman2" style:font-size-complex="12pt"/>
    </style:style>
    <style:style style:name="T21"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16ca88" fo:background-color="transparent" loext:char-shading-value="0" style:font-name-asian="Times New Roman2" style:font-size-asian="12pt" style:font-style-asian="italic" style:font-weight-asian="normal" style:font-name-complex="Times New Roman2" style:font-size-complex="12pt"/>
    </style:style>
    <style:style style:name="T2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29" style:family="text">
      <style:text-properties fo:font-variant="normal" fo:text-transform="none" fo:color="#ccd5e0" loext:opacity="100%" style:font-name="apple-system" fo:font-size="14pt" fo:letter-spacing="normal" fo:font-style="normal" fo:font-weight="normal"/>
    </style:style>
    <style:style style:name="T30" style:family="text">
      <style:text-properties fo:font-weight="bold" style:font-weight-asian="bold"/>
    </style:style>
    <style:style style:name="T31" style:family="text">
      <style:text-properties fo:color="#000000" loext:opacity="100%" style:text-line-through-style="none" style:text-line-through-type="none" style:text-position="0% 100%" style:font-name="Times New Roman1" fo:font-size="12pt"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32" style:family="text">
      <style:text-properties fo:color="#000000" loext:opacity="100%" style:text-line-through-style="none" style:text-line-through-type="none" style:text-position="0% 100%" style:font-name="Times New Roman1" fo:font-size="12pt" style:text-underline-style="none" fo:background-color="transparent" loext:char-shading-value="0" style:font-name-asian="Times New Roman2" style:font-size-asian="12pt" style:font-style-asian="normal" style:font-weight-asian="normal" style:font-name-complex="Times New Roman2" style:font-size-complex="12pt"/>
    </style:style>
    <style:style style:name="T33" style:family="text">
      <style:text-properties fo:color="#000000" loext:opacity="100%" style:text-line-through-style="none" style:text-line-through-type="none" style:text-position="0% 100%" style:font-name="Times New Roman1" fo:font-size="24pt" style:text-underline-style="none" fo:background-color="transparent" loext:char-shading-value="0" style:font-name-asian="Times New Roman2" style:font-size-asian="24pt" style:font-style-asian="normal" style:font-weight-asian="normal" style:font-name-complex="Times New Roman2" style:font-size-complex="24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33">Raúl Beltrán Gómez</text:span></text:p>
      <text:p text:style-name="P9"><text:span text:style-name="T2">Street 26 Between Street 27 and Street 29, Quivican, Mayabeque, Republic of Cuba</text:span></text:p>
      <text:p text:style-name="P9"><text:span text:style-name="T3">+53 58486223</text:span><text:span text:style-name="T2"> | </text:span><text:span text:style-name="T3">rb58853@gmail.com</text:span></text:p>
      <text:p text:style-name="P21"/>
      <text:p text:style-name="P22"><text:span text:style-name="T30">EDUCATION</text:span></text:p>
      <text:p text:style-name="P10"><text:span text:style-name="T10">University </text:span><text:span text:style-name="T11">of Havana</text:span><text:span text:style-name="T10"><text:tab/></text:span><text:span text:style-name="T11">Havana</text:span><text:span text:style-name="T10">, </text:span><text:span text:style-name="T11">Cuba</text:span></text:p>
      <text:p text:style-name="P10"><text:span text:style-name="T16">Bachelor of <text:s/></text:span><text:span text:style-name="T17">Computer Science</text:span><text:span text:style-name="T2"><text:tab/>Expected </text:span><text:span text:style-name="T3">23/</text:span><text:span text:style-name="T9">0</text:span><text:span text:style-name="T3">1/2024</text:span></text:p>
      <text:list xml:id="list1891526071" text:style-name="WWNum1">
        <text:list-item>
          <text:p text:style-name="P19"><text:span text:style-name="T22">Average Classification:</text:span><text:span text:style-name="T2"> </text:span><text:span text:style-name="T3">4.0</text:span><text:span text:style-name="T2"> / </text:span><text:span text:style-name="T3">5</text:span><text:span text:style-name="T2">.0</text:span></text:p>
        </text:list-item>
        <text:list-item>
          <text:p text:style-name="P15"><text:span text:style-name="T10">Relevant Coursework:</text:span><text:span text:style-name="T2"> </text:span><text:span text:style-name="T24">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16"><text:span text:style-name="T10"/></text:p>
      <text:p text:style-name="P30"><text:span text:style-name="T10">WORK &amp; LEADERSHIP EXPERIENCE</text:span></text:p>
      <text:p text:style-name="P13"/>
      <text:p text:style-name="P16"><text:span text:style-name="T12">Word Games </text:span><text:span text:style-name="T4"><text:tab/><text:tab/><text:tab/><text:tab/><text:tab/><text:tab/><text:tab/><text:tab/><text:tab/><text:tab/></text:span><text:span text:style-name="T23">Bogotá, Colombia</text:span></text:p>
      <text:p text:style-name="P17"><text:span text:style-name="T18">Game developer</text:span><text:span text:style-name="T16">, </text:span><text:span text:style-name="T27">Development Team</text:span><text:span text:style-name="T2"><text:tab/><text:tab/><text:tab/><text:tab/><text:tab/><text:tab/><text:tab/></text:span><text:span text:style-name="T4">20/10/24</text:span><text:span text:style-name="T2"> – </text:span><text:span text:style-name="T4">10/</text:span><text:span text:style-name="T9">0</text:span><text:span text:style-name="T4">5/25</text:span></text:p>
      <text:list xml:id="list2409806372" text:style-name="WWNum2">
        <text:list-item>
          <text:p text:style-name="P1"><text:span text:style-name="T2">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span></text:p>
        </text:list-item>
        <text:list-item>
          <text:p text:style-name="P14"><text:span text:style-name="T2">Selected Project Experience:</text:span></text:p>
          <text:list>
            <text:list-item>
              <text:p text:style-name="P29"><text:span text:style-name="T2">Arcane Ascent</text:span></text:p>
              <text:list>
                <text:list-item>
                  <text:p text:style-name="P2"><text:span text:style-name="T2">Led the complete development of the game from scratch, implementing all programming mechanics and Unity engine systems, resulting in a successfully published title on Steam Early Access.</text:span></text:p>
                </text:list-item>
                <text:list-item>
                  <text:p text:style-name="P4"><text:span text:style-name="T2">Created new methods for integrating native Steam features such as achievements and saving system, significantly improving user experience and enabling successful game publication on the platform.</text:span></text:p>
                </text:list-item>
              </text:list>
            </text:list-item>
            <text:list-item>
              <text:p text:style-name="P24"><text:span text:style-name="T31">Language Generation System</text:span></text:p>
              <text:list>
                <text:list-item>
                  <text:p text:style-name="P2"><text:span text:style-name="T2">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span></text:p>
                </text:list-item>
              </text:list>
            </text:list-item>
          </text:list>
        </text:list-item>
      </text:list>
      <text:p text:style-name="P8"/>
      <text:p text:style-name="P16"><text:span text:style-name="T14">Devman</text:span><text:span text:style-name="T2"><text:tab/><text:tab/><text:tab/><text:tab/><text:tab/><text:tab/><text:tab/><text:tab/><text:tab/><text:tab/></text:span><text:span text:style-name="T14">Madrid</text:span><text:span text:style-name="T10">, </text:span><text:span text:style-name="T14">Spain</text:span></text:p>
      <text:p text:style-name="P18"><text:span text:style-name="T19">NLP, Chatbot and API Rest developer</text:span><text:span text:style-name="T16">, </text:span><text:span text:style-name="T19">Backend </text:span><text:span text:style-name="T27">Development Team</text:span><text:span text:style-name="T2"><text:tab/><text:tab/></text:span><text:span text:style-name="T6">20/</text:span><text:span text:style-name="T9">0</text:span><text:span text:style-name="T6">2/24</text:span><text:span text:style-name="T2"> – </text:span><text:span text:style-name="T6">14/</text:span><text:span text:style-name="T9">0</text:span><text:span text:style-name="T6">6/24</text:span></text:p>
      <text:list xml:id="list15328570493258" text:continue-numbering="true" text:style-name="WWNum2">
        <text:list-item>
          <text:p text:style-name="P27"><text:span text:style-name="T32">Architected and developed a comprehensive e-commerce chatbot solution combining NLP and product retrieval systems, featuring efficient product discovery through natural language processing and streamlined customer communication.</text:span></text:p>
          <text:list>
            <text:list-item>
              <text:p text:style-name="P25"><text:span text:style-name="T31">Chat Bot Assistant</text:span></text:p>
              <text:list>
                <text:list-item>
                  <text:p text:style-name="P3"><text:span text:style-name="T2">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span></text:p>
                </text:list-item>
              </text:list>
            </text:list-item>
            <text:list-item>
              <text:p text:style-name="P26"><text:span text:style-name="T31">Backend Infrastructure</text:span></text:p>
              <text:list>
                <text:list-item>
                  <text:p text:style-name="P5"><text:soft-page-break/><text:span text:style-name="T2">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span></text:p>
                </text:list-item>
              </text:list>
            </text:list-item>
          </text:list>
        </text:list-item>
      </text:list>
      <text:p text:style-name="P7"><text:span text:style-name="T2"/></text:p>
      <text:p text:style-name="P16"><text:span text:style-name="T15">Educational Projects<text:tab/></text:span><text:span text:style-name="T2"><text:tab/><text:tab/><text:tab/><text:tab/><text:tab/><text:tab/><text:tab/><text:tab/></text:span><text:span text:style-name="T15">Havana</text:span><text:span text:style-name="T10">, </text:span><text:span text:style-name="T15">Cuba</text:span></text:p>
      <text:p text:style-name="P16"><text:span text:style-name="T20">Computer scientist student, </text:span><text:span text:style-name="T21">University of Havana</text:span><text:span text:style-name="T2"><text:tab/><text:tab/><text:tab/><text:tab/><text:tab/></text:span><text:span text:style-name="T7">10/</text:span><text:span text:style-name="T9">0</text:span><text:span text:style-name="T7">9/19</text:span><text:span text:style-name="T2"> – </text:span><text:span text:style-name="T7">17/</text:span><text:span text:style-name="T9">0</text:span><text:span text:style-name="T7">1/24</text:span></text:p>
      <text:list xml:id="list15328382504391" text:continue-numbering="true" text:style-name="WWNum2">
        <text:list-item>
          <text:p text:style-name="P14"><text:span text:style-name="T28">Image Retrieval System: implements an innovative approach using SAM segmentation models and CLIP for generating multimodal embeddings, allowing for precise image searching through advanced processing of visual and linguistic features.</text:span></text:p>
        </text:list-item>
        <text:list-item>
          <text:p text:style-name="P6"><text:span text:style-name="T28">Cool Compiler: represents a comprehensive development that translates the Cool language to MIPS code, implementing a complete compilation flow encompassing syntactic analysis, semantic analysis, and code generation, using CIL as a bridge between both languages to ensure optimal translation.</text:span></text:p>
        </text:list-item>
        <text:list-item>
          <text:p text:style-name="P6">Audio Classification System: develops multiple machine learning approaches to categorize music into predetermined genres, exploring various feature sets extracted from tracks, ranging from Mel-frequency cepstral coefficients (MFCC) and direct audio signals to less conventional features such as song lyrics and wavelet transforms.</text:p>
        </text:list-item>
        <text:list-item>
          <text:p text:style-name="P6">Distributed FTP System: implements a distributed file transfer protocol that utilizes the Bully algorithm for effective node coordination, enabling robust and decentralized file system management across the network.</text:p>
        </text:list-item>
        <text:list-item>
          <text:p text:style-name="P6">Algorithm Design and Analysis project: focuses on designing and optimizing algorithmic solutions, applying advanced dynamic programming and graph theory techniques, accompanied by formal proofs verifying the optimal complexity of each proposed implementation.</text:p>
        </text:list-item>
        <text:list-item>
          <text:p text:style-name="P6">NavMesh Multiagent System: develops an artificial intelligence environment in Unity where multiple agents interact autonomously, characterized by independent behavior and local system vision, operating under a decentralized model without centralized control coordinating the global behavior of the entire agent ensemble.</text:p>
        </text:list-item>
        <text:list-item>
          <text:p text:style-name="P6">Text Retrieval System: integrates various advanced information processing techniques, combining vector models with Latent Semantic Analysis (LSA) and Vaswani attention mechanisms, complemented by Trie structures for efficient indexing and document grouping, significantly improving accuracy in textual information retrieval.</text:p>
        </text:list-item>
      </text:list>
      <text:p text:style-name="P23"/>
      <text:p text:style-name="P30"><text:span text:style-name="T10">SKILLS, ACTIVITIES &amp; INTERESTS</text:span></text:p>
      <text:p text:style-name="P10"><text:span text:style-name="T10">Languages:</text:span><text:span text:style-name="T2"> </text:span><text:span text:style-name="T24">Fluent in Spanish; Conversational mid-level in English (B1).</text:span></text:p>
      <text:p text:style-name="P11"><text:span text:style-name="T12">Programming Languages</text:span><text:span text:style-name="T10">:</text:span><text:span text:style-name="T2"> Python, C#, </text:span><text:span text:style-name="T25">Assembly (MIPS)</text:span><text:span text:style-name="T2">, C, C++, </text:span><text:span text:style-name="T4">Rust, </text:span><text:span text:style-name="T2">Prolog, </text:span><text:span text:style-name="T4">Haskell,</text:span><text:span text:style-name="T2"> Java</text:span><text:span text:style-name="T8">S</text:span><text:span text:style-name="T2">cript, Dart, </text:span><text:span text:style-name="T4">Go.</text:span></text:p>
      <text:p text:style-name="P12"><text:span text:style-name="T10">Technical Skills:</text:span><text:span text:style-name="T2"> </text:span><text:span text:style-name="T5">Unity Engine, Fast API, .NET, ReactJS, Flutter, Django, SQL Databases, API Rest, Tensorflow, Pytorch, </text:span><text:span text:style-name="T26">Machine Learning APIs</text:span><text:span text:style-name="T5">.</text:span></text:p>
      <text:p text:style-name="P20"><text:span text:style-name="T12">Markup Languajes</text:span><text:span text:style-name="T13">:</text:span><text:span text:style-name="T5"> </text:span><text:span text:style-name="T4">LaTex, Jupyter Notebook, Markdown, CSS, HTML.</text:span></text:p>
      <text:p text:style-name="P10"><text:span text:style-name="T10">Interests:</text:span><text:span text:style-name="T2"> My professional interests lean towards number theory, graph theory, and the development of solutions in the field of machine learning and artificial intelligence. I am open to working on projects that require both frontend and backend development, as well as game develop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ira Code" svg:font-family="'Fira Code', 'Fira Mono', Menlo, Consolas, 'DejaVu Sans Mono',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amala Ramana" svg:font-family="'Syamala Raman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000000" loext:opacity="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5T09:34:00</meta:creation-date>
    <meta:initial-creator>Resume Editing</meta:initial-creator>
    <dc:date>2025-05-27T01:52:48.950343404</dc:date>
    <meta:editing-duration>PT28M31S</meta:editing-duration>
    <meta:editing-cycles>6</meta:editing-cycles>
    <meta:generator>LibreOffice/7.3.7.2$Linux_X86_64 LibreOffice_project/30$Build-2</meta:generator>
    <meta:document-statistic meta:table-count="0" meta:image-count="0" meta:object-count="0" meta:page-count="2" meta:paragraph-count="40" meta:word-count="723" meta:character-count="5511" meta:non-whitespace-character-count="4807"/>
  </office:meta>
</office:document-meta>
</file>